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644cm" svg:y="1.056cm">
            <draw:object draw:notify-on-update-of-ranges="Sheet1.A1:Sheet1.A1 Sheet1.A2:Sheet1.A30 Sheet1.B1:Sheet1.B1 Sheet1.B2:Sheet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p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t</text:p>
          </table:table-cell>
          <table:table-cell table:formula="of:=1/[.E1]" office:value-type="float" office:value="0.00694444444444444" calcext:value-type="float">
            <text:p>0,006944444444444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63" calcext:value-type="float">
            <text:p>0,0063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84" calcext:value-type="float">
            <text:p>0,008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1" calcext:value-type="float">
            <text:p>0,011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17" calcext:value-type="float">
            <text:p>0,017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4" calcext:value-type="float">
            <text:p>0,024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27" calcext:value-type="float">
            <text:p>0,027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39" calcext:value-type="float">
            <text:p>0,039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42" calcext:value-type="float">
            <text:p>0,042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47" calcext:value-type="float">
            <text:p>0,04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65" calcext:value-type="float">
            <text:p>0,06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B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1:33:52.461996223</meta:creation-date>
    <dc:date>2024-03-25T11:49:56.998909800</dc:date>
    <meta:editing-duration>PT5M51S</meta:editing-duration>
    <meta:editing-cycles>1</meta:editing-cycles>
    <meta:generator>LibreOffice/24.2.1.2$Linux_X86_64 LibreOffice_project/420$Build-2</meta:generator>
    <meta:document-statistic meta:table-count="1" meta:cell-count="3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3.952cm" style:legend-expansion="high" chart:style-name="ch2"/>
        <chart:plot-area chart:style-name="ch3" table:cell-range-address="Sheet1.A1:Sheet1.B30" chart:data-source-has-labels="row" svg:x="1.331cm" svg:y="0.18cm" svg:width="10.915cm" svg:height="7.659cm">
          <chart:coordinate-region svg:x="2.243cm" svg:y="0.38cm" svg:width="9.723cm" svg:height="6.812cm"/>
          <chart:axis chart:dimension="x" chart:name="primary-x" chart:style-name="ch4">
            <chart:title svg:x="6.135cm" svg:y="8.019cm" chart:style-name="ch5">
              <text:p>nb boids</text:p>
            </chart:title>
          </chart:axis>
          <chart:axis chart:dimension="y" chart:name="primary-y" chart:style-name="ch6">
            <chart:title svg:x="0.451cm" svg:y="4.357cm" chart:style-name="ch7">
              <text:p>time</text:p>
            </chart:title>
            <chart:grid chart:style-name="ch8" chart:class="major"/>
          </chart:axis>
          <chart:series chart:style-name="ch9" chart:values-cell-range-address="Sheet1.B2:Sheet1.B30" chart:label-cell-address="Sheet1.B1:Sheet1.B1" chart:class="chart:scatter">
            <chart:domain table:cell-range-address="Sheet1.A2:Sheet1.A30"/>
            <chart:regression-curve chart:style-name="ch10">
              <chart:equation chart:display-equation="true" chart:display-r-square="false"/>
            </chart:regression-curve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  <draw:g>
                  <svg:desc>Sheet1.A2:Sheet1.A30</svg:desc>
                </draw:g>
              </table:table-cell>
              <table:table-cell office:value-type="float" office:value="0.003">
                <text:p>0.003</text:p>
                <draw:g>
                  <svg:desc>Sheet1.B2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4">
                <text:p>174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">
                <text:p>25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4">
                <text:p>32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9">
                <text:p>37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1">
                <text:p>40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5">
                <text:p>425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